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7bf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7bf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7bf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7bf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7bf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7bf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7bf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7bf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7bf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7bf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7bf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7bf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7bf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7bf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7bf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7bf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7bf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a Bárbara López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81512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an Carlos Lòpez Palaci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6902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6.5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4" meta:non-whitespace-character-count="1005"/>
    <meta:template xlink:type="simple" xlink:actuate="onRequest" xlink:title="Normal" xlink:href=""/>
  </office:meta>
</office:document-meta>
</file>